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d02c2" officeooo:paragraph-rsid="000d02c2"/>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0d02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Notre</text:span> application de <text:span text:style-name="T2">gestion d’une</text:span> bibliothèque, basée sur les informations fournies et les fonctionnalités discutées, doit offrir plusieurs services clés autour de la gestion d'une collection de livres. Voici les services principaux et comment ils pourraient être structurés dans un organigramme d'application : </text:p>
      <text:p text:style-name="Standard"/>
      <text:p text:style-name="P2">Services Principaux</text:p>
      <text:p text:style-name="Standard"/>
      <text:p text:style-name="Standard">1. <text:span text:style-name="T1">Affichage de la Liste des Livres</text:span>: Permet aux utilisateurs de voir tous les livres disponibles dans la bibliothèque.</text:p>
      <text:p text:style-name="Standard"/>
      <text:p text:style-name="Standard">2. <text:span text:style-name="T1">Ajout d'un Nouveau Livre</text:span>: Fournit un formulaire pour ajouter un nouveau livre à la bibliothèque.</text:p>
      <text:p text:style-name="Standard"/>
      <text:p text:style-name="Standard">3. <text:span text:style-name="T1">Modification d'un Livre </text:span>: Permet de modifier les informations d'un livre existant par son ID.</text:p>
      <text:p text:style-name="Standard"/>
      <text:p text:style-name="Standard">4. <text:span text:style-name="T1">Suppression d'un Livre</text:span>: Offre une option pour supprimer un livre existant de la bibliothèque par son ID.</text:p>
      <text:p text:style-name="Standard"/>
      <text:p text:style-name="Standard">5. <text:span text:style-name="T1">Gestion d'un Livre (par ID)</text:span>: Un service centralisé pour chercher un livre par son ID et ensuite choisir de le modifier ou le supprimer.</text:p>
      <text:p text:style-name="Standard"/>
      <text:p text:style-name="P2">Organigramme de l'Application</text:p>
      <text:p text:style-name="Standard"/>
      <text:p text:style-name="Standard">- <text:span text:style-name="T1">Page Principale (Liste des Livres)</text:span></text:p>
      <text:p text:style-name="Standard"><text:s text:c="2"/>- Affiche tous les livres avec une brève description.</text:p>
      <text:p text:style-name="Standard"><text:s text:c="2"/>- Point d'entrée principal de l'application.</text:p>
      <text:p text:style-name="Standard"><text:s text:c="2"/>- Inclut des liens ou des boutons pour "Ajouter un Nouveau Livre" et "Gestion d'un Livre (par ID)".</text:p>
      <text:p text:style-name="Standard"/>
      <text:p text:style-name="Standard">- <text:span text:style-name="T1">Ajouter un Nouveau Livre</text:span></text:p>
      <text:p text:style-name="Standard"><text:s text:c="2"/>- Formulaire pour saisir les détails d'un nouveau livre (nom, auteur, éditeur).</text:p>
      <text:p text:style-name="Standard"><text:s text:c="2"/>- Lien de retour à la Page Principale après l'ajout.</text:p>
      <text:p text:style-name="Standard"/>
      <text:p text:style-name="Standard">- <text:span text:style-name="T1">Gestion d'un Livre (par ID)</text:span></text:p>
      <text:p text:style-name="Standard"><text:s text:c="2"/>- Formulaire pour entrer l'ID d'un livre à gérer.</text:p>
      <text:p text:style-name="Standard"><text:s text:c="2"/>- Offre des options pour modifier ou supprimer le livre.</text:p>
      <text:p text:style-name="Standard"/>
      <text:p text:style-name="Standard">- <text:span text:style-name="T1">Modifier un Livre</text:span></text:p>
      <text:p text:style-name="Standard"><text:s text:c="2"/>- Formulaire pré-rempli avec les informations actuelles du livre sélectionné par ID.</text:p>
      <text:p text:style-name="Standard"><text:s text:c="2"/>- Permet de soumettre les modifications.</text:p>
      <text:p text:style-name="Standard"><text:s text:c="2"/>- Retour à la Page Principale après la modification.</text:p>
      <text:p text:style-name="Standard"/>
      <text:p text:style-name="Standard">- <text:span text:style-name="T1">Supprimer un Livre</text:span></text:p>
      <text:p text:style-name="Standard"><text:s text:c="2"/>- Action de suppression directe à côté de chaque livre dans la liste.</text:p>
      <text:p text:style-name="Standard"/>
      <text:p text:style-name="P2">Navigation dans l'Application</text:p>
      <text:p text:style-name="Standard"/>
      <text:p text:style-name="Standard">- L'utilisateur commence sur la <text:span text:style-name="T1">Page Principale</text:span>, où il peut voir tou<text:span text:style-name="T2">s</text:span> les livres <text:span text:style-name="T2">et le nombre totales de ces derniers</text:span>.</text:p>
      <text:p text:style-name="Standard">- Depuis la Page Principale, l'utilisateur peut naviguer vers :</text:p>
      <text:p text:style-name="Standard"><text:soft-page-break/><text:s text:c="2"/>- <text:span text:style-name="T1">Ajouter un Nouveau Livre </text:span>pour ajouter des livres à la collection.</text:p>
      <text:p text:style-name="Standard"><text:s text:c="2"/>- <text:span text:style-name="T1">Gestion d'un Livre (par ID)</text:span> pour chercher un livre spécifique par son ID et décider s'il veut le modifier ou le supprimer.</text:p>
      <text:p text:style-name="Standard">- Après avoir choisi de modifier un livre via la fonctionnalité de <text:span text:style-name="T1">Gestion d'un Livre</text:span>, l'utilisateur est dirigé vers le formulaire de <text:span text:style-name="T1">Modification</text:span>, où il peut mettre à jour les détails du livre.</text:p>
      <text:p text:style-name="Standard">- La <text:span text:style-name="T1">Suppression d'un Livre </text:span>peut être effectuée directement à partir de la fonctionnalité de <text:span text:style-name="T1">Gestion d'un Livre </text:span>ou via un bouton/lien de suppression à côté de chaque livre dans la liste.</text:p>
      <text:p text:style-name="Standard"/>
      <text:p text:style-name="Standard">Cette structure offre une navigation claire et des points d'entrée définis pour chaque action principale que l'utilisateur peut souhaiter effectuer, assurant une expérience utilisateur intuitive et effica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02c2" officeooo:paragraph-rsid="000d02c2"/>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Groupe 16</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3T09:03:58.532000000</meta:creation-date>
    <dc:date>2024-03-13T10:49:34.589000000</dc:date>
    <meta:editing-duration>PT1H45M34S</meta:editing-duration>
    <meta:editing-cycles>6</meta:editing-cycles>
    <meta:generator>LibreOffice/7.5.1.2$Windows_X86_64 LibreOffice_project/fcbaee479e84c6cd81291587d2ee68cba099e129</meta:generator>
    <meta:document-statistic meta:table-count="0" meta:image-count="0" meta:object-count="0" meta:page-count="2" meta:paragraph-count="33" meta:word-count="444" meta:character-count="2749" meta:non-whitespace-character-count="2311"/>
  </office:meta>
</office:document-meta>
</file>